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9B100000DB40AC2FDC21ED550B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Header">
      <style:text-properties fo:color="#999999" loext:opacity="100%" fo:language="pt" fo:country="BR" officeooo:rsid="000bb793" officeooo:paragraph-rsid="006d88bf"/>
    </style:style>
    <style:style style:name="P2" style:family="paragraph" style:parent-style-name="Standard">
      <style:paragraph-properties fo:text-align="start" style:justify-single-word="false"/>
      <style:text-properties fo:color="#999999" loext:opacity="100%" style:font-name="Liberation Serif" fo:font-size="12pt" fo:language="pt" fo:country="BR" fo:font-style="italic" fo:font-weight="normal" officeooo:rsid="006d88bf" officeooo:paragraph-rsid="006f57fb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999999" loext:opacity="100%" style:font-name="Liberation Serif" fo:font-size="10pt" fo:language="pt" fo:country="BR" fo:font-style="italic" fo:font-weight="normal" officeooo:rsid="006d88bf" officeooo:paragraph-rsid="006f57fb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Footer">
      <style:paragraph-properties fo:text-align="center" style:justify-single-word="false"/>
      <style:text-properties fo:language="pt" fo:country="B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c9c5" officeooo:paragraph-rsid="006044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c9c5" officeooo:paragraph-rsid="006062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c9c5" officeooo:paragraph-rsid="0061eb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c9c5" officeooo:paragraph-rsid="0073cd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7321f2" officeooo:paragraph-rsid="0073cd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5c725c" officeooo:paragraph-rsid="0061eb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5c725c" officeooo:paragraph-rsid="0073cd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loext:opacity="100%" style:font-name="Liberation Serif" fo:language="pt" fo:country="BR" fo:font-weight="bold" officeooo:rsid="005e2f8c" officeooo:paragraph-rsid="005e2f8c" style:font-weight-asian="bold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language="pt" fo:country="BR" officeooo:paragraph-rsid="0045b6bf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loext:opacity="100%" style:font-name="Liberation Serif" fo:language="pt" fo:country="BR" officeooo:rsid="0073cd11" officeooo:paragraph-rsid="0073cd11"/>
    </style:style>
    <style:style style:name="P15" style:family="paragraph" style:parent-style-name="Standard">
      <style:text-properties style:font-name="Liberation Serif" fo:font-size="16pt" fo:language="pt" fo:country="BR" fo:font-weight="normal" officeooo:rsid="0035dcd2" officeooo:paragraph-rsid="0035dcd2" style:font-size-asian="16pt" style:font-weight-asian="normal" style:font-size-complex="16pt" style:font-weight-complex="normal"/>
    </style:style>
    <style:style style:name="P16" style:family="paragraph" style:parent-style-name="Standard" style:master-page-name="Standard">
      <style:paragraph-properties fo:text-align="start" style:justify-single-word="false" style:page-number="auto"/>
      <style:text-properties fo:color="#999999" loext:opacity="100%" style:font-name="Liberation Serif" fo:font-size="12pt" fo:language="pt" fo:country="BR" fo:font-style="italic" fo:font-weight="normal" officeooo:rsid="006d88bf" officeooo:paragraph-rsid="006d88bf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officeooo:paragraph-rsid="006b29a2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606295" officeooo:paragraph-rsid="006062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7321f2" officeooo:paragraph-rsid="007321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5c725c" officeooo:paragraph-rsid="0061eb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text-align="justify" style:justify-single-word="false"/>
      <style:text-properties fo:color="#000000" loext:opacity="100%" style:font-name="Liberation Serif" fo:language="pt" fo:country="BR" officeooo:rsid="003d280a" officeooo:paragraph-rsid="0073cd11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language="pt" fo:country="BR" fo:font-weight="bold" officeooo:rsid="003b6ef0" officeooo:paragraph-rsid="003b6ef0" style:font-weight-asian="bold" style:font-weight-complex="bold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loext:opacity="100%" style:font-name="Liberation Serif" fo:language="pt" fo:country="BR" officeooo:rsid="005e2f8c" officeooo:paragraph-rsid="005e2f8c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5e2f8c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73db21"/>
    </style:style>
    <style:style style:name="T1" style:family="text">
      <style:text-properties fo:color="#000000" loext:opacity="100%" style:font-name="Liberation Serif" fo:language="pt" fo:country="BR" officeooo:rsid="005e2f8c"/>
    </style:style>
    <style:style style:name="T2" style:family="text">
      <style:text-properties fo:color="#000000" loext:opacity="100%" style:font-name="Liberation Serif" fo:language="pt" fo:country="BR" officeooo:rsid="0073db2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606295"/>
    </style:style>
    <style:style style:name="T5" style:family="text">
      <style:text-properties officeooo:rsid="0061eb8b"/>
    </style:style>
    <style:style style:name="T6" style:family="text">
      <style:text-properties officeooo:rsid="007321f2"/>
    </style:style>
    <style:style style:name="T7" style:family="text">
      <style:text-properties fo:font-style="normal" officeooo:rsid="007321f2" style:font-style-asian="normal" style:font-style-complex="normal"/>
    </style:style>
    <style:style style:name="T8" style:family="text">
      <style:text-properties officeooo:rsid="0073cd11"/>
    </style:style>
    <style:style style:name="T9" style:family="text">
      <style:text-properties loext:padding="0.049cm" loext:border="0.06pt solid #d9d9e3"/>
    </style:style>
    <style:style style:name="T10" style:family="text">
      <style:text-properties officeooo:rsid="0073db21"/>
    </style:style>
    <style:style style:name="T11" style:family="text">
      <style:text-properties officeooo:rsid="0073db21" loext:padding="0cm" loext:border="none"/>
    </style:style>
    <style:style style:name="T12" style:family="text">
      <style:text-properties officeooo:rsid="0073db21" loext:padding="0.049cm" loext:border="0.06pt solid #d9d9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5"><text:span text:style-name="T3">Problema</text:span>: <text:span text:style-name="T8">Ciclos de Permutação</text:span></text:p>
      <text:p text:style-name="P3">Elaborado por: <text:span text:style-name="T6">Emanuel Catão</text:span></text:p>
      <text:p text:style-name="P2"/>
      <text:p text:style-name="P21"><text:span text:style-name="T7">Você precisa implementar um programa em C que mantenha uma lista circular de nomes. O programa deve ser capaz de adicionar nomes à lista, remover nomes específicos e imprimir todos os nomes na lista. A ordem dos nomes na lista deve ser mantida como foram inseridos. Quando um nome é removido, os elementos antes e depois dele na lista se conectam, mantendo a estrutura circular. </text:span></text:p>
      <text:p text:style-name="P12">Entrada</text:p>
      <text:p text:style-name="P23">Um número inteiro <text:span text:style-name="T11">n</text:span> representando o número de operações, <text:span text:style-name="T10">seguido de n </text:span>linhas, cada uma representando uma operação: </text:p>
      <text:p text:style-name="P24"><text:span text:style-name="T1"><text:tab/></text:span><text:span text:style-name="T2">add `nome`</text:span>: para adicionar um nome à lista. </text:p>
      <text:p text:style-name="P25"><text:span text:style-name="T2"><text:tab/>remove `nome`</text:span>: para <text:span text:style-name="T10">remover</text:span> um nome <text:span text:style-name="T10">da</text:span> lista. </text:p>
      <text:p text:style-name="P25"><text:tab/><text:span text:style-name="T2">print</text:span>: para <text:span text:style-name="T10">imprimir todos os nomes da lista</text:span>. </text:p>
      <text:p text:style-name="P12">Saída</text:p>
      <text:p text:style-name="P14">Para cada coman<text:span text:style-name="T10">do print</text:span>, uma linha com os nomes na lista, separados por espaço. Se a lista estiver vazia, imprimir <text:span text:style-name="T10">Lista Vazia. Uma mensagem deve ser impressa, como no exemplo, caso o nome não seja encontrado.</text:span></text:p>
      <text:p text:style-name="P22">Exemplo<text:span text:style-name="T4">s</text:span></text:p>
      <table:table table:name="Tabela2" table:style-name="Tabela2" table:template-name="Default Style">
        <table:table-column table:style-name="Tabela2.A"/>
        <table:table-column table:style-name="Tabela2.B"/>
        <table:table-row>
          <table:table-cell table:style-name="Tabela2.A1" office:value-type="string">
            <text:p text:style-name="P5">Exemplo de entrada 1</text:p>
            <text:p text:style-name="P19">7</text:p>
            <text:p text:style-name="P19">add Maria</text:p>
            <text:p text:style-name="P19">add Joao</text:p>
            <text:p text:style-name="P19">add Ana</text:p>
            <text:p text:style-name="P19">print</text:p>
            <text:p text:style-name="P19">remove Ana</text:p>
            <text:p text:style-name="P19">print</text:p>
            <text:p text:style-name="P19">remove Joao</text:p>
          </table:table-cell>
          <table:table-cell table:style-name="Tabela2.B1" office:value-type="string">
            <text:p text:style-name="P6">Exemplo de saída <text:span text:style-name="T4">1</text:span></text:p>
            <text:p text:style-name="P18">Maria Joao Ana </text:p>
            <text:p text:style-name="P18">Maria Joao </text:p>
          </table:table-cell>
        </table:table-row>
      </table:table>
      <text:p text:style-name="P13"/>
      <table:table table:name="Tabela1" table:style-name="Tabela1" table:template-name="Default Style">
        <table:table-column table:style-name="Tabela1.A"/>
        <table:table-column table:style-name="Tabela1.B"/>
        <table:table-row>
          <table:table-cell table:style-name="Tabela1.A1" office:value-type="string">
            <text:p text:style-name="P7">Exemplo de entrada <text:span text:style-name="T5">2</text:span></text:p>
            <text:p text:style-name="P19">6</text:p>
            <text:p text:style-name="P19">add Ana</text:p>
            <text:p text:style-name="P19">add Bruno</text:p>
            <text:p text:style-name="P19">add Carla</text:p>
            <text:p text:style-name="P19">remove Daniel</text:p>
            <text:p text:style-name="P19">print</text:p>
            <text:p text:style-name="P19">remove Ana</text:p>
          </table:table-cell>
          <table:table-cell table:style-name="Tabela1.B1" office:value-type="string">
            <text:p text:style-name="P7">Exemplo de saída <text:span text:style-name="T5">2</text:span></text:p>
            <text:p text:style-name="P10">Nome 'Daniel' nao encontrado</text:p>
            <text:p text:style-name="P10">Ana Bruno Carla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fill-image draw:name="FundoMaterial600" xlink:href="Pictures/10000001000009B100000DB40AC2FDC21ED550B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cm" fo:margin-top="0cm" fo:margin-bottom="0.247cm" style:contextual-spacing="false" fo:line-height="120%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style:font-name="Liberation Serif2" fo:font-family="'Liberation Serif'" style:font-style-name="Regular" style:font-family-generic="roman" style:font-pitch="variable" fo:font-size="90%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list-style-name="Numbering_20_123" style:class="chapter" style:master-page-name="">
      <style:paragraph-properties fo:text-align="center" style:justify-single-word="false" style:page-number="auto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Numbering_20_123" style:class="text">
      <style:paragraph-properties fo:margin-top="0.212cm" fo:margin-bottom="0.212cm" style:contextual-spacing="false"/>
      <style:text-properties style:font-name="Liberation Serif1" fo:font-family="'Liberation Serif'" style:font-style-name="Itálico" style:font-family-generic="roman" style:font-pitch="variable" fo:font-size="90%" fo:font-style="normal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199cm" fo:margin-left="0.199cm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style:font-name="StarSymbol"/>
      </text:list-level-style-bullet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4" style:display-name="List 4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999999" loext:opacity="100%" fo:language="pt" fo:country="BR" officeooo:rsid="000bb793" officeooo:paragraph-rsid="006d88bf"/>
    </style:style>
    <style:style style:name="MP2" style:family="paragraph" style:parent-style-name="Footer">
      <style:paragraph-properties fo:text-align="center" style:justify-single-word="false"/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none" fo:padding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undoMaterial600" draw:fill-image-width="0cm" draw:fill-image-height="0cm" style:repeat="stretch" draw:fill-image-ref-point-x="0%" draw:fill-image-ref-point-y="0%" draw:fill-image-ref-point="center" draw:tile-repeat-offset="0% vertical" style:footnote-max-height="0cm" loext:margin-gutter="0cm">
        <style:background-image xlink:href="Pictures/10000001000009B100000DB40AC2FDC21ED550B4.png" xlink:type="simple" xlink:actuate="onLoad" style:repeat="stretch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fill="bitmap" draw:background-size="border" draw:fill-color="#729fcf" draw:fill-image-name="FundoMaterial600" draw:fill-image-width="0cm" draw:fill-image-height="0cm" style:repeat="stretch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MP1">Estruturas de Dados – Prof. Rafael Lima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6T14:08:29.372000000</meta:creation-date>
    <meta:generator>LibreOffice/7.6.2.1$Windows_X86_64 LibreOffice_project/56f7684011345957bbf33a7ee678afaf4d2ba333</meta:generator>
    <meta:editing-duration>PT3H28M50S</meta:editing-duration>
    <meta:editing-cycles>31</meta:editing-cycles>
    <dc:date>2023-10-30T16:22:16.397000000</dc:date>
    <meta:document-statistic meta:table-count="2" meta:image-count="0" meta:object-count="0" meta:page-count="1" meta:paragraph-count="36" meta:word-count="214" meta:character-count="1215" meta:non-whitespace-character-count="1026"/>
  </office:meta>
</office:document-meta>
</file>